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2.3728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121">
      <style:text-properties style:font-name="Ubuntu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866in" svg:height="3.5417in" svg:x="1.8327in" svg:y="2.3335in">
            <draw:object draw:notify-on-update-of-ranges="Sheet1.B1:Sheet1.B1 Sheet1.B2:Sheet1.B8 Sheet1.F1:Sheet1.F1 Sheet1.F2:Sheet1.F8 Sheet1.G1:Sheet1.G1 Sheet1.G2:Sheet1.G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office:value-type="string" calcext:value-type="string">
            <text:p>portion refined</text:p>
          </table:table-cell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actual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estimated HF Q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" calcext:value-type="float">
            <text:p>0</text:p>
          </table:table-cell>
          <table:table-cell office:value-type="float" office:value="0.00223143739813122" calcext:value-type="float">
            <text:p>0.0022314374</text:p>
          </table:table-cell>
          <table:table-cell table:formula="of:=IHF-[.C2]" office:value-type="float" office:value="0.00451732560701491" calcext:value-type="float">
            <text:p>0.0045173256</text:p>
          </table:table-cell>
          <table:table-cell table:style-name="ce2" office:value-type="float" office:value="0.407509633540412" calcext:value-type="float">
            <text:p>0.4075096</text:p>
          </table:table-cell>
          <table:table-cell table:formula="of:=ABS([.E2]/[.I2])" office:value-type="float" office:value="0.994554030444105" calcext:value-type="float">
            <text:p>0.9945540304</text:p>
          </table:table-cell>
          <table:table-cell table:formula="of:=[.D2]/[.C9]" office:value-type="float" office:value="0.669356088452108" calcext:value-type="float">
            <text:p>0.6693560885</text:p>
          </table:table-cell>
          <table:table-cell table:formula="of:=ABS(([.E2]-[.D2])/[.D2])" office:value-type="float" office:value="89.2103742328413" calcext:value-type="float">
            <text:p>89.2103742328</text:p>
          </table:table-cell>
          <table:table-cell table:formula="of:=[.C2]+[.E2]" office:value-type="float" office:value="0.409741070938543" calcext:value-type="float">
            <text:p>0.40974107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0308423589642885" calcext:value-type="float">
            <text:p>0.0030842359</text:p>
          </table:table-cell>
          <table:table-cell table:formula="of:=IHF-[.C3]" office:value-type="float" office:value="0.00366452710871728" calcext:value-type="float">
            <text:p>0.0036645271</text:p>
          </table:table-cell>
          <table:table-cell table:style-name="ce2" office:value-type="float" office:value="0.00104138596991565" calcext:value-type="float">
            <text:p>0.0010414</text:p>
          </table:table-cell>
          <table:table-cell table:formula="of:=ABS([.E3]/[.I3])" office:value-type="float" office:value="0.25241915125837" calcext:value-type="float">
            <text:p>0.2524191513</text:p>
          </table:table-cell>
          <table:table-cell table:formula="of:=[.D3]/[.C9]" office:value-type="float" office:value="0.542992412968565" calcext:value-type="float">
            <text:p>0.542992413</text:p>
          </table:table-cell>
          <table:table-cell table:formula="of:=ABS(([.E3]-[.D3])/[.D3])" office:value-type="float" office:value="0.715819820942688" calcext:value-type="float">
            <text:p>0.7158198209</text:p>
          </table:table-cell>
          <table:table-cell table:formula="of:=[.C3]+[.E3]" office:value-type="float" office:value="0.0041256218663445" calcext:value-type="float">
            <text:p>0.00412562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0350844899168077" calcext:value-type="float">
            <text:p>0.003508449</text:p>
          </table:table-cell>
          <table:table-cell table:formula="of:=IHF-[.C4]" office:value-type="float" office:value="0.00324031401346536" calcext:value-type="float">
            <text:p>0.003240314</text:p>
          </table:table-cell>
          <table:table-cell table:style-name="ce2" office:value-type="float" office:value="0.00314061699755971" calcext:value-type="float">
            <text:p>0.0031406</text:p>
          </table:table-cell>
          <table:table-cell table:formula="of:=ABS([.E4]/[.I4])" office:value-type="float" office:value="0.472339574105876" calcext:value-type="float">
            <text:p>0.4723395741</text:p>
          </table:table-cell>
          <table:table-cell table:formula="of:=[.D4]/[.C9]" office:value-type="float" office:value="0.480134509241845" calcext:value-type="float">
            <text:p>0.4801345092</text:p>
          </table:table-cell>
          <table:table-cell table:formula="of:=ABS(([.E4]-[.D4])/[.D4])" office:value-type="float" office:value="0.0307677019854717" calcext:value-type="float">
            <text:p>0.030767702</text:p>
          </table:table-cell>
          <table:table-cell table:formula="of:=[.C4]+[.E4]" office:value-type="float" office:value="0.00664906598924048" calcext:value-type="float">
            <text:p>0.0066490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0052408186790531" calcext:value-type="float">
            <text:p>0.0052408187</text:p>
          </table:table-cell>
          <table:table-cell table:formula="of:=IHF-[.C5]" office:value-type="float" office:value="0.00150794432609303" calcext:value-type="float">
            <text:p>0.0015079443</text:p>
          </table:table-cell>
          <table:table-cell table:style-name="ce2" office:value-type="float" office:value="0.00145683100118106" calcext:value-type="float">
            <text:p>0.0014568</text:p>
          </table:table-cell>
          <table:table-cell table:formula="of:=ABS([.E5]/[.I5])" office:value-type="float" office:value="0.21751376538555" calcext:value-type="float">
            <text:p>0.2175137654</text:p>
          </table:table-cell>
          <table:table-cell table:formula="of:=[.D5]/[.C9]" office:value-type="float" office:value="0.223440106719287" calcext:value-type="float">
            <text:p>0.2234401067</text:p>
          </table:table-cell>
          <table:table-cell table:formula="of:=ABS(([.E5]-[.D5])/[.D5])" office:value-type="float" office:value="0.0338960292018217" calcext:value-type="float">
            <text:p>0.0338960292</text:p>
          </table:table-cell>
          <table:table-cell table:formula="of:=[.C5]+[.E5]" office:value-type="float" office:value="0.00669764968023416" calcext:value-type="float">
            <text:p>0.00669764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00540044832564686" calcext:value-type="float">
            <text:p>0.0054004483</text:p>
          </table:table-cell>
          <table:table-cell table:formula="of:=IHF-[.C6]" office:value-type="float" office:value="0.00134831467949927" calcext:value-type="float">
            <text:p>0.0013483147</text:p>
          </table:table-cell>
          <table:table-cell table:style-name="ce2" office:value-type="float" office:value="0.00133186682390758" calcext:value-type="float">
            <text:p>0.0013319</text:p>
          </table:table-cell>
          <table:table-cell table:formula="of:=ABS([.E6]/[.I6])" office:value-type="float" office:value="0.197831918785877" calcext:value-type="float">
            <text:p>0.1978319188</text:p>
          </table:table-cell>
          <table:table-cell table:formula="of:=[.D6]/[.C9]" office:value-type="float" office:value="0.199786935542282" calcext:value-type="float">
            <text:p>0.1997869355</text:p>
          </table:table-cell>
          <table:table-cell table:formula="of:=ABS(([.E6]-[.D6])/[.D6])" office:value-type="float" office:value="0.0121988255722308" calcext:value-type="float">
            <text:p>0.0121988256</text:p>
          </table:table-cell>
          <table:table-cell table:formula="of:=[.C6]+[.E6]" office:value-type="float" office:value="0.00673231514955444" calcext:value-type="float">
            <text:p>0.00673231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00621973614767672" calcext:value-type="float">
            <text:p>0.0062197361</text:p>
          </table:table-cell>
          <table:table-cell table:formula="of:=IHF-[.C7]" office:value-type="float" office:value="0.00052902685746941" calcext:value-type="float">
            <text:p>0.0005290269</text:p>
          </table:table-cell>
          <table:table-cell table:style-name="ce2" office:value-type="float" office:value="0.000536686465867116" calcext:value-type="float">
            <text:p>0.0005367</text:p>
          </table:table-cell>
          <table:table-cell table:formula="of:=ABS([.E7]/[.I7])" office:value-type="float" office:value="0.0794335251899846" calcext:value-type="float">
            <text:p>0.0794335252</text:p>
          </table:table-cell>
          <table:table-cell table:formula="of:=[.D7]/[.C9]" office:value-type="float" office:value="0.0783887146527462" calcext:value-type="float">
            <text:p>0.0783887147</text:p>
          </table:table-cell>
          <table:table-cell table:formula="of:=ABS(([.E7]-[.D7])/[.D7])" office:value-type="float" office:value="0.0144786758735573" calcext:value-type="float">
            <text:p>0.0144786759</text:p>
          </table:table-cell>
          <table:table-cell table:formula="of:=[.C7]+[.E7]" office:value-type="float" office:value="0.00675642261354384" calcext:value-type="float">
            <text:p>0.00675642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00667975021369054" calcext:value-type="float">
            <text:p>0.0066797502</text:p>
          </table:table-cell>
          <table:table-cell table:formula="of:=IHF-[.C8]" office:value-type="float" office:value="0.0000690127914555897" calcext:value-type="float">
            <text:p>6.90127914555897E-005</text:p>
          </table:table-cell>
          <table:table-cell table:style-name="ce2" office:value-type="float" office:value="0.0000788649120253761" calcext:value-type="float">
            <text:p>0.0000789</text:p>
          </table:table-cell>
          <table:table-cell table:formula="of:=ABS([.E8]/[.I8])" office:value-type="float" office:value="0.0116687976099279" calcext:value-type="float">
            <text:p>0.0116687976</text:p>
          </table:table-cell>
          <table:table-cell table:formula="of:=[.D8]/[.C9]" office:value-type="float" office:value="0.0102259912524659" calcext:value-type="float">
            <text:p>0.0102259913</text:p>
          </table:table-cell>
          <table:table-cell table:formula="of:=ABS(([.E8]-[.D8])/[.D8])" office:value-type="float" office:value="0.142757891138578" calcext:value-type="float">
            <text:p>0.1427578911</text:p>
          </table:table-cell>
          <table:table-cell table:formula="of:=[.C8]+[.E8]" office:value-type="float" office:value="0.00675861512571592" calcext:value-type="float">
            <text:p>0.00675861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</text:p>
          </table:table-cell>
          <table:table-cell/>
          <table:table-cell office:value-type="float" office:value="0.00674876300514613" calcext:value-type="float">
            <text:p>0.0067487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HF" table:base-cell-address="$Sheet1.$B$5" table:cell-range-address="$Sheet1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09:52:51.359994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10-09T10:03:17.084505133</dc:date>
    <meta:editing-duration>PT14H59M13S</meta:editing-duration>
    <meta:editing-cycles>22</meta:editing-cycles>
    <meta:generator>LibreOffice/4.2.8.2$Linux_X86_64 LibreOffice_project/420m0$Build-2</meta:generator>
    <meta:document-statistic meta:table-count="1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91cm" svg:height="8.997cm" xlink:href=".." xlink:type="simple" chart:class="chart:line" chart:style-name="ch1">
        <chart:legend chart:legend-position="end" svg:x="21.956cm" svg:y="3.95cm" style:legend-expansion="high" chart:style-name="ch2"/>
        <chart:plot-area chart:style-name="ch3" table:cell-range-address="Sheet1.B1:Sheet1.B8 Sheet1.F1:Sheet1.G8" chart:data-source-has-labels="both" svg:x="0.537cm" svg:y="0.179cm" svg:width="20.882cm" svg:height="8.639cm">
          <chartooo:coordinate-region svg:x="1.264cm" svg:y="0.379cm" svg:width="19.637cm" svg:height="7.792cm"/>
          <chart:axis chart:dimension="x" chart:name="primary-x" chart:style-name="ch4" chartooo:axis-type="auto">
            <chartooo:date-scale/>
            <chart:categories table:cell-range-address="Sheet1.B2:Sheet1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" chart:label-cell-address="Sheet1.F1:Sheet1.F1" chart:class="chart:line">
            <chart:data-point chart:repeated="7"/>
          </chart:series>
          <chart:series chart:style-name="ch7" chart:values-cell-range-address="Sheet1.G2:Sheet1.G8" chart:label-cell-address="Sheet1.G1:Sheet1.G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relative QoI error</text:p>
                <draw:g>
                  <svg:desc>Sheet1.F1:Sheet1.F1</svg:desc>
                </draw:g>
              </table:table-cell>
              <table:table-cell office:value-type="string">
                <text:p>actual relative QoI error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8</svg:desc>
                </draw:g>
              </table:table-cell>
              <table:table-cell office:value-type="float" office:value="0.994554030444105">
                <text:p>0.994554030444105</text:p>
                <draw:g>
                  <svg:desc>Sheet1.F2:Sheet1.F8</svg:desc>
                </draw:g>
              </table:table-cell>
              <table:table-cell office:value-type="float" office:value="0.669356088452108">
                <text:p>0.669356088452108</text:p>
                <draw:g>
                  <svg:desc>Sheet1.G2:Sheet1.G8</svg:desc>
                </draw:g>
              </table:table-cell>
            </table:table-row>
            <table:table-row>
              <table:table-cell office:value-type="float" office:value="0.0606">
                <text:p>0</text:p>
              </table:table-cell>
              <table:table-cell office:value-type="float" office:value="0.25241915125837">
                <text:p>0.25241915125837</text:p>
              </table:table-cell>
              <table:table-cell office:value-type="float" office:value="0.542992412968565">
                <text:p>0.542992412968565</text:p>
              </table:table-cell>
            </table:table-row>
            <table:table-row>
              <table:table-cell office:value-type="float" office:value="0.1058">
                <text:p>0</text:p>
              </table:table-cell>
              <table:table-cell office:value-type="float" office:value="0.472339574105876">
                <text:p>0.472339574105876</text:p>
              </table:table-cell>
              <table:table-cell office:value-type="float" office:value="0.480134509241845">
                <text:p>0.480134509241845</text:p>
              </table:table-cell>
            </table:table-row>
            <table:table-row>
              <table:table-cell office:value-type="float" office:value="0.2071">
                <text:p>0</text:p>
              </table:table-cell>
              <table:table-cell office:value-type="float" office:value="0.21751376538555">
                <text:p>0.21751376538555</text:p>
              </table:table-cell>
              <table:table-cell office:value-type="float" office:value="0.223440106719287">
                <text:p>0.223440106719287</text:p>
              </table:table-cell>
            </table:table-row>
            <table:table-row>
              <table:table-cell office:value-type="float" office:value="0.3046">
                <text:p>0</text:p>
              </table:table-cell>
              <table:table-cell office:value-type="float" office:value="0.197831918785877">
                <text:p>0.197831918785877</text:p>
              </table:table-cell>
              <table:table-cell office:value-type="float" office:value="0.199786935542282">
                <text:p>0.199786935542282</text:p>
              </table:table-cell>
            </table:table-row>
            <table:table-row>
              <table:table-cell office:value-type="float" office:value="0.5002">
                <text:p>0</text:p>
              </table:table-cell>
              <table:table-cell office:value-type="float" office:value="0.0794335251899846">
                <text:p>0.0794335251899846</text:p>
              </table:table-cell>
              <table:table-cell office:value-type="float" office:value="0.0783887146527462">
                <text:p>0.0783887146527462</text:p>
              </table:table-cell>
            </table:table-row>
            <table:table-row>
              <table:table-cell office:value-type="float" office:value="0.6054">
                <text:p>0</text:p>
              </table:table-cell>
              <table:table-cell office:value-type="float" office:value="0.0116687976099279">
                <text:p>0.0116687976099279</text:p>
              </table:table-cell>
              <table:table-cell office:value-type="float" office:value="0.0102259912524659">
                <text:p>0.0102259912524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